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b2795" officeooo:paragraph-rsid="001b2795" style:font-size-asian="12.25pt" style:font-size-complex="14pt"/>
    </style:style>
    <style:style style:name="P2" style:family="paragraph" style:parent-style-name="Standard">
      <style:text-properties fo:font-size="14pt" officeooo:rsid="001cd7b9" officeooo:paragraph-rsid="001cd7b9" style:font-size-asian="12.25pt" style:font-size-complex="14pt"/>
    </style:style>
    <style:style style:name="P3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28pt" officeooo:rsid="001ba0da" officeooo:paragraph-rsid="001b2795" style:font-size-asian="28pt" style:font-size-complex="28pt"/>
    </style:style>
    <style:style style:name="P4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4pt" officeooo:rsid="001b2795" officeooo:paragraph-rsid="001b2795" style:font-size-asian="12.25pt" style:font-size-complex="14pt"/>
    </style:style>
    <style:style style:name="P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4pt" officeooo:rsid="001cd7b9" officeooo:paragraph-rsid="001cd7b9" style:font-size-asian="12.25pt" style:font-size-complex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082736" style:font-size-asian="36pt" style:font-size-complex="36pt"/>
    </style:style>
    <style:style style:name="T3" style:family="text">
      <style:text-properties fo:font-size="36pt" officeooo:rsid="00058636" style:font-size-asian="36pt" style:font-size-complex="36pt"/>
    </style:style>
    <style:style style:name="T4" style:family="text">
      <style:text-properties fo:font-size="36pt" officeooo:rsid="001b2795" style:font-size-asian="36pt" style:font-size-complex="3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actice Problems </text:span><text:span text:style-name="T2">DAY </text:span><text:span text:style-name="T3">6 </text:span><text:span text:style-name="T2">PROB </text:span><text:span text:style-name="T4">2</text:span></text:p>
      <text:p text:style-name="P1"/>
      <text:p text:style-name="P1">1) Write a program that takes a command-line argument n and prints a <text:s/>table of the powers of 2 that are less than or equal to 2^n till 256 is reached..</text:p>
      <text:p text:style-name="P1"/>
      <text:p text:style-name="P1">#!/bin/bash</text:p>
      <text:p text:style-name="P1"/>
      <text:p text:style-name="P1"/>
      <text:p text:style-name="P1">echo "Enter the n value"</text:p>
      <text:p text:style-name="P1">read n</text:p>
      <text:p text:style-name="P1"/>
      <text:p text:style-name="P1">p=1</text:p>
      <text:p text:style-name="P1"/>
      <text:p text:style-name="P1">for((i=0; i&lt;$n; ++i))</text:p>
      <text:p text:style-name="P1">do</text:p>
      <text:p text:style-name="P1"><text:s text:c="8"/>if(($i==0))</text:p>
      <text:p text:style-name="P1"><text:s text:c="8"/>then</text:p>
      <text:p text:style-name="P1"><text:s text:c="16"/>p=1</text:p>
      <text:p text:style-name="P1"><text:s text:c="8"/>else</text:p>
      <text:p text:style-name="P1"><text:s text:c="16"/>p=$(($p*2))</text:p>
      <text:p text:style-name="P1"><text:s text:c="8"/>fi</text:p>
      <text:p text:style-name="P1"/>
      <text:p text:style-name="P1"><text:s text:c="8"/>echo $p</text:p>
      <text:p text:style-name="P1"/>
      <text:p text:style-name="P1">done</text:p>
      <text:p text:style-name="P1"/>
      <text:p text:style-name="P4"/>
      <text:p text:style-name="P1"/>
      <text:p text:style-name="P1">2)</text:p>
      <text:p text:style-name="P1"/>
      <text:p text:style-name="P1"/>
      <text:p text:style-name="P4"/>
      <text:p text:style-name="P1"/>
      <text:p text:style-name="P2">3) <text:s/>Extend the Flip Coin problem till either Heads or Tails wins 11 times.</text:p>
      <text:p text:style-name="P2"/>
      <text:p text:style-name="P2"/>
      <text:p text:style-name="P2"/>
      <text:p text:style-name="P2">#!/bin/bash</text:p>
      <text:p text:style-name="P2"/>
      <text:p text:style-name="P2">count=0</text:p>
      <text:p text:style-name="P2">count1=0</text:p>
      <text:p text:style-name="P2"/>
      <text:p text:style-name="P2">while(( $count &lt;= 11 ||$count1 &lt;=11))</text:p>
      <text:p text:style-name="P2">do</text:p>
      <text:p text:style-name="P2"><text:s text:c="3"/>FLIP=$(($RANDOM %2))</text:p>
      <text:p text:style-name="P2"/>
      <text:p text:style-name="P2"/>
      <text:p text:style-name="P2"><text:s text:c="3"/>if [ $FLIP -eq 1 ];then</text:p>
      <text:p text:style-name="P2"><text:s text:c="7"/>echo "Heads"</text:p>
      <text:p text:style-name="P2"><text:s text:c="7"/>count1=`expr $count1 + 1`</text:p>
      <text:p text:style-name="P2"/>
      <text:p text:style-name="P2"><text:s text:c="3"/>else</text:p>
      <text:p text:style-name="P2"><text:s text:c="7"/>echo "tails"</text:p>
      <text:p text:style-name="P2"><text:s text:c="7"/>count=`expr $count + 1`</text:p>
      <text:p text:style-name="P2"><text:s text:c="3"/>fi</text:p>
      <text:p text:style-name="P2"/>
      <text:p text:style-name="P2"><text:s text:c="3"/>if(($count ==11 || $count1==11))</text:p>
      <text:p text:style-name="P2"><text:s text:c="3"/>then</text:p>
      <text:p text:style-name="P2"><text:s text:c="6"/>if(($count1 ==11))</text:p>
      <text:p text:style-name="P2"><text:s text:c="6"/>then</text:p>
      <text:p text:style-name="P2"/>
      <text:p text:style-name="P2"><text:s text:c="9"/>echo "Head won $count1 times and Tail won $count times"</text:p>
      <text:p text:style-name="P2"><text:s text:c="6"/>else</text:p>
      <text:p text:style-name="P2"/>
      <text:p text:style-name="P2"><text:s text:c="9"/>echo "Tail won $count times and Head won $count1 times"</text:p>
      <text:p text:style-name="P2"><text:s text:c="6"/>fi</text:p>
      <text:p text:style-name="P2"><text:s text:c="6"/>break</text:p>
      <text:p text:style-name="P2"><text:s text:c="3"/>fi</text:p>
      <text:p text:style-name="P2"/>
      <text:p text:style-name="P2">done</text:p>
      <text:p text:style-name="P5"/>
      <text:p text:style-name="P2"/>
      <text:p text:style-name="P2"/>
      <text:p text:style-name="P2">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20:04:36.200569477</meta:creation-date>
    <meta:generator>LibreOffice/5.1.6.2$Linux_X86_64 LibreOffice_project/10m0$Build-2</meta:generator>
    <dc:date>2020-06-13T22:14:19.416671588</dc:date>
    <meta:editing-duration>PT1H38M25S</meta:editing-duration>
    <meta:editing-cycles>1</meta:editing-cycles>
    <meta:document-statistic meta:table-count="0" meta:image-count="0" meta:object-count="0" meta:page-count="1" meta:paragraph-count="43" meta:word-count="140" meta:character-count="912" meta:non-whitespace-character-count="644"/>
  </office:meta>
</office:document-meta>
</file>